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여행은 부끄러움이다 - 2019. 경남과학고등학교 수학여행(국외우수대학탐방 현장체험학습) 후기</text:p>
      <text:p text:style-name="Normal">2019-10-09. 오유신.</text:p>
      <text:p text:style-name="Normal"/>
      <text:p text:style-name="Normal">이번 여행은 특히나 빨리 끝났군.</text:p>
      <text:p text:style-name="Normal"/>
      <text:p text:style-name="Normal">내가 인천으로 돌아가는 KAL 092편 항공기에 탑승하려고 막 보스턴 로건 국제공항의 E6 게이트 문을 통과하는 순간 드는 생각이었다.</text:p>
      <text:p text:style-name="Normal">미국까지, 우리 어머니/아버지의 한 달치의 월급을 싹쓸이하면서까지 온 나는 과연 지난 8일의 일정동안 무엇을 했던가.</text:p>
      <text:p text:style-name="Normal">순간 스쳐 지나가는 생각. 그러나 나는 이미 답을 알고 있었다.</text:p>
      <text:p text:style-name="Normal"/>
      <text:p text:style-name="Normal">약 9일 전, 미국으로 향하는 KAL 093편 항공기에서 나는 어떤 생각을 했는지 나는 알고 있었다.</text:p>
      <text:p text:style-name="Normal">비싼 여행인 만큼, 거의 없는 기회인만큼 헛되이 보내고 싶지 않다는 생각, 근데 굳이 이 머나먼 미국까지 갈 필요가 있을까는 생각, 여기서 나는 무엇을 얻어가야 할까는 생각.</text:p>
      <text:p text:style-name="Normal"/>
      <text:p text:style-name="Normal">다른 아이들도 분명 그런 생각을 했으리라. 그렇기 때문에 그들은 비로소 머나먼 타향에서 그들의 선배를 만났을 때 그들이 해야 할 질문을 알고 있었으리라. 입시를 위해서 나는 무엇을 해야 하느냐, 내가 원하는 것을 해야 하느냐, 입시를 해야 하느냐, 수많은 경쟁 속에서 슬럼프나 인생의 위기가 찾아올 때 어떻게 이겨내야 하는가... 등. 과연 그들이었다.</text:p>
      <text:p text:style-name="Normal"/>
      <text:p text:style-name="Normal">그러나 나의 생각은 조금 달랐다. 그런 질문들은 부차적인 것이다. 나는 본질적인 질문에 대한 답을 찾고 싶었다.</text:p>
      <text:p text:style-name="Normal"/>
      <text:p text:style-name="Normal">나는 무엇을 좋아하는가? 나는 무엇을 하고 싶어하는가? 나는 무엇을 해야 하는가?</text:p>
      <text:p text:style-name="Normal"/>
      <text:p text:style-name="Normal">세 가지의 질문, 그러나 정체성과도 직결되는 핵심적인 질문.</text:p>
      <text:p text:style-name="Normal"/>
      <text:p text:style-name="Normal">실제로, 어느 선배를 만나던 간에 모든 선배들이 이 질문을 스스로에게 계속 던지고 있다고 말씀하셨다. 그렇기에, 그들은 나에게 그런 질문에 대하여 답을 줄 수는 없었다. 그들의 답은 연구와 과학계에 있어서는 훌륭하거나 나름 참고가 되었을지는 모르겠지만, 단언하건데 나에게는 아니었다.</text:p>
      <text:p text:style-name="Normal"/>
      <text:p text:style-name="Normal">나에게 실질적으로 도움을 준 선배들의 부분은 그 자리에 있다는 존재였다. 나는 그들을 내 눈으로 똑똑히 보았고,</text:p>
      <text:p text:style-name="Normal">이 머나먼 타향까지 오는데 수많은 좌절과 아픔을 겪었을, 수많은 나날들을 번뇌와 바쁜 일정으로 가득 채웠을, 그럼에도 불구하고 지금 그 자리에서 단지 나 자신을 비롯한 모든 아이들이 후배라는 이유로, 고등학교 후배라는, 별 거 아닌, 거의 상관없는 연을 가지고 시간을 내어 그 자리에서 웃고 있지 않던가.</text:p>
      <text:p text:style-name="Normal"/>
      <text:p text:style-name="Normal">그렇기에 나는 부끄러웠다.</text:p>
      <text:p text:style-name="Normal">나 자신이 부끄러웠다. 그들은 이 더러운 경쟁의 사회 속에서도 별 연 없는 이를 위하여 웃을 수 있는 여유가 있었다.</text:p>
      <text:p text:style-name="Normal">고등학교 - 특히 과학고등학교의 살인적인 일정과 진도에 밀려 잃어버린 나를 그들은 신랄하게 가격했다. 나는 그런 여유를 가지지 못하니, 일단 남과의 관계고 뭐고, 여유고 뭐고 다 버리고 일단은 지금 당장의 일부터 처리하기도 바빠 하루하루를 힘겹게 살아가고 있었다고 생각했지만, 그들은 더욱 힘들고, 더욱 바쁜 사람들이었지만 나보다도 더 여유있고, 더 사람들에게 웃을 줄 아는 사람들이었다.</text:p>
      <text:p text:style-name="Normal"/>
      <text:p text:style-name="Normal">하지만, 나에게 더 큰 부끄러움을 안겨주는 이들은 바로 별 것 아닌, 여행에서 만났던, 스쳐 지나갔던 소소한 사람들, 바로 그들이었다.</text:p>
      <text:p text:style-name="Normal">8일 동안 미국에서 내가 탔던 1호차 가이드 선생님인 주진환 선생님. 그는 나의 바보같은 “하고 싶은 건 너무 많은데 무엇을 해야 하는지 모르겠어서 결국 하고 싶은 게 없는 것 같아요”라는 질문에, “하고 싶은 게 없는 사람들도 많은데 너는 하고 싶은 게 많으니 복받은 거야”고 못을 박았다. 바로 옆 차의 2호차 가이드 선생님인 더글러스 선생님. 퀸즈 마켓에서 그는 나에게 맞춤법을 물어보았다. 주변에서 놀리니, 그는 어릴 때 드래곤볼로 한글을 배웠다고 했다. 그가 드래곤볼이라는 그 단적인 매체만으로 그 정도의 한국어 실력을 갖추기 까지 과연 얼마나 많은 시간이 걸렸을지, 그런 노력을 했음에도 불구하고 아직도 부족한 맞춤법 실력을 보완하기 위하여 자신보다 어린 학생에 불과한 나에게 맞춤법을 물어보는 그의 겸손한 자세는 나의 가슴 한 켠에 아직도 남아 있는 오만함과 타인에 대한 혐오심을 질타했다.</text:p>
      <text:p text:style-name="Normal"/>
      <text:p text:style-name="Normal">퀸즈 마켓에서 다른 사람들 앞에서 나무에 올라가는 묘기를 펼치고, 훌라후프를 던지고 체조 곡예를 보여준 이름 모를 한 여성 거리예술가는 그렇게 많은 사람들이 보지도 않았고, 그렇게 많이 호응해주지도 않는 관중들을 향해서, 끝까지, 그래도 자신을 열심히 지켜봐주고 호응해주고 있는 몇몇 관중들을 위해서 그녀의 최선을 다하여 웃음을 만들려고 필사적으로 노력했고, 중간에 EBS 라디오 오천만의 변호인을 듣다가 들은, 태국의 한 판사가 태국의 사법권 독립을 위해, 자신의 재판에 관여한 고위층들을 규탄하면서 권총으로 자신을 쏘는 극단적인 선택을 했다는 소식, 그리고 원 월드 타워 전망대의 카페 계산대에서 만난 한 직원분, 2시간 정도만 일해도 피곤하다고 하면서 오늘 기분이 어떻냐는 질문에 피곤하다고 약간 심드렁하게 툴툴거린 나를 위로해줬던 그 분. 그리고 우드버리 아울렛에서 끔찍한 영어 실력으로 겨우겨우 동생을 위한 파우치를 찾는 나 자신을 적합한 표현을 찾도록 충분히 기다려주고, 충분히 천천히 말해준 그들. 묵묵히, 그러나 최선을 다해서 정체를 피하고 제일 먼저 도착하게 만든 우리 1호차 버스 기사님,......</text:p>
      <text:p text:style-name="Normal"/>
      <text:p text:style-name="Normal">여행이라는 것의 진가는, 그 일정이 아니라, 원래 만나기로 예정되어 있었던 사람이 아닌, 그저 스쳐 지나가는 사람들, 그리고 그 사람들의 이야기, 삶. 거기서 출발하는 것은 아닐까. 수많은 사람들의 아픈, 그렇기에 아름다운 인생 이야기는 아직 17살 밖에 되지 않은 나 자신의 오만과 게으름과 잘못된 태도를 끝없이 질타하고, 또 질타했다.</text:p>
      <text:p text:style-name="Normal"/>
      <text:p text:style-name="Normal">그렇기에 여행은 부끄러운 것이어야만 할 것이다. 자신에게서 찾아볼 수 없는 것을 스쳐 지나가는 연들로부터 찾아냈을 때 그 여행의 진가는 발견되는 것이다.</text:p>
      <text:p text:style-name="Normal"/>
      <text:p text:style-name="Normal">그들의 삶의 이야기는 여행을 시작할 때 출발한 나의 질문에 대한 답을 찾게 해 주었다.</text:p>
      <text:p text:style-name="Normal"/>
      <text:p text:style-name="Normal">나는 무엇을 하고 싶은가? 나도 정확하게 모른다. 그러나, 분명한 것은, 뭔가 열심히, 미친듯이 하다보면 노력은 배신하지 않는다는 것이고,</text:p>
      <text:p text:style-name="Normal"/>
      <text:p text:style-name="Normal">나는 무엇을 좋아하는가? 나도 정확하게 모른다. 그러나, 감을 현재 잡을 수 있는 것은, 다른 사람들이 나에게 하는 말을 들어보면, 그리고 다른 사람들의 인생을 듣다보면 그것은 천천히 나의 안으로부터 답이 들린다는 것이다. 이 여행에서 나 안의 목소리는 나에게 나 자신은 ‘판을 짜는 것을 좋아한다’고 말했다. 나는 여행을 와서 프로그래밍을 했고, 항공 관제 게임을 즐겨 하는 항덕으로서 비행을 철저하게 분석하고 여행을 모두 계획했고, 나에게는 해당되지 않는 남의 관세를 계산해준답시고 대한민국 관세법과 관세법 시행규칙과 시행령을 찾아보고, 자발적으로 정리하기도 했다. 그 누구도 시키지 않은 일을 내가 했다는 것은, 분명히 내가 뭔가 좋아했기 때문에, 그 일을 싫어하지 않아서 동기가 있었기에 가능했던 것일 것이다.</text:p>
      <text:p text:style-name="Normal"/>
      <text:p text:style-name="Normal">...그리고, 나는 무엇을 해야 하는가?</text:p>
      <text:p text:style-name="Normal">하고 싶은 것을 해야 하는가? 좋아하는 것을 해야 하는가? 그 누구도 나의 질문에 정확하게 답할 수는 없다. 모두가 스스로의 질문에도 정확하게 대답할 수도 없는데, 다른 이의 질문에 대하여 완벽하게 대답해줄 사람이 있겠는가.</text:p>
      <text:p text:style-name="Normal"/>
      <text:p text:style-name="Normal">하지만, 우리 모두는 알고 있다. 자신의 질문에 대한 답은 언젠가 자신의 ‘목소리’를 만날 때서야, 알 수 있다는 것을.</text:p>
      <text:p text:style-name="Normal">오만함을 버리고, 다른 사람을 보고, 자신이 부끄러울 때, 그렇게 함으로서 자신의 변화를 갈망하고, 다시 참된 아를 발견하려고 끊임없이 버둥거릴 때 겨우겨우 비집고 나오는 ‘목소리’가 있음을.</text:p>
      <text:p text:style-name="Normal"/>
      <text:p text:style-name="Normal">그래, 여행은 부끄러워야 하는 것이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